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a202" draw:textarea-horizontal-align="justify" draw:textarea-vertical-align="top" draw:auto-grow-height="false" fo:min-height="16.515cm" fo:min-width="23.122cm"/>
    </style:style>
    <style:style style:name="gr2" style:family="graphic" style:parent-style-name="standard">
      <style:graphic-properties draw:textarea-horizontal-align="justify" draw:textarea-vertical-align="middle" draw:auto-grow-height="false" fo:min-height="8.74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1.277cm" fo:min-width="6.415cm"/>
    </style:style>
    <style:style style:name="P1" style:family="paragraph">
      <style:paragraph-properties fo:text-align="start"/>
    </style:style>
    <style:style style:name="P2" style:family="paragraph">
      <loext:graphic-properties draw:fill-color="#e8a202"/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622cm" svg:height="16.765cm" svg:x="2.523cm" svg:y="2.015cm">
          <text:p text:style-name="P1">AWS EC2 Cloud Instance – Ubuntu 18 L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8.99cm" svg:x="4.148cm" svg:y="5.263cm">
          <text:p text:style-name="P3">MySQL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datab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8.99cm" svg:x="11.048cm" svg:y="5.263cm">
          <text:p text:style-name="P3">Django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webser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8.99cm" svg:x="18.048cm" svg:y="5.263cm">
          <text:p text:style-name="P3">Node.js / React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acta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779cm" svg:height="2.159cm" svg:x="9.122cm" svg:y="16.402cm">
          <text:p text:style-name="P3">Docker Networ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5T16:27:34.761485371</meta:creation-date>
    <dc:date>2020-03-05T20:32:40.063153423</dc:date>
    <meta:editing-duration>PT4M44S</meta:editing-duration>
    <meta:editing-cycles>1</meta:editing-cycles>
    <meta:generator>LibreOffice/6.2.8.2$Linux_X86_64 LibreOffice_project/20$Build-2</meta:generator>
    <meta:document-statistic meta:object-count="5"/>
  </office:meta>
</office:document-meta>
</file>